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2" style:family="table">
      <style:table-properties style:width="0.8771in" table:align="left"/>
    </style:style>
    <style:style style:name="Table2.A" style:family="table-column">
      <style:table-column-properties style:column-width="0.3736in"/>
    </style:style>
    <style:style style:name="Table2.B" style:family="table-column">
      <style:table-column-properties style:column-width="0.5035in"/>
    </style:style>
    <style:style style:name="Table2.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Heading_20_1">
      <style:text-properties officeooo:rsid="0019a63b" officeooo:paragraph-rsid="0019a63b"/>
    </style:style>
    <style:style style:name="P3" style:family="paragraph" style:parent-style-name="Heading_20_1">
      <style:text-properties officeooo:rsid="001e6276" officeooo:paragraph-rsid="001e6276"/>
    </style:style>
    <style:style style:name="P4" style:family="paragraph" style:parent-style-name="Table_20_Contents">
      <style:paragraph-properties fo:text-align="justify" style:justify-single-word="false"/>
      <style:text-properties fo:font-size="10pt" officeooo:rsid="0025472a" officeooo:paragraph-rsid="0025472a"/>
    </style:style>
    <style:style style:name="P5" style:family="paragraph" style:parent-style-name="Text_20_body">
      <style:text-properties fo:font-style="normal" officeooo:rsid="00084f12" officeooo:paragraph-rsid="00128e93" style:font-style-asian="normal" style:font-style-complex="normal"/>
    </style:style>
    <style:style style:name="P6" style:family="paragraph" style:parent-style-name="Text_20_body">
      <style:text-properties officeooo:rsid="000bde69" officeooo:paragraph-rsid="000bde69"/>
    </style:style>
    <style:style style:name="P7" style:family="paragraph" style:parent-style-name="Text_20_body">
      <style:text-properties officeooo:rsid="000bde69" officeooo:paragraph-rsid="000c8bd1"/>
    </style:style>
    <style:style style:name="P8" style:family="paragraph" style:parent-style-name="Text_20_body">
      <style:text-properties officeooo:rsid="000bde69" officeooo:paragraph-rsid="000e791d"/>
    </style:style>
    <style:style style:name="P9" style:family="paragraph" style:parent-style-name="Text_20_body">
      <style:text-properties officeooo:rsid="000bde69" officeooo:paragraph-rsid="00128e93"/>
    </style:style>
    <style:style style:name="P10" style:family="paragraph" style:parent-style-name="Text_20_body">
      <style:text-properties officeooo:rsid="000bde69" officeooo:paragraph-rsid="001f0466"/>
    </style:style>
    <style:style style:name="P11" style:family="paragraph" style:parent-style-name="Text_20_body">
      <style:text-properties officeooo:rsid="000bde69" officeooo:paragraph-rsid="00286af4"/>
    </style:style>
    <style:style style:name="P12" style:family="paragraph" style:parent-style-name="Text_20_body">
      <style:text-properties officeooo:rsid="000bde69" officeooo:paragraph-rsid="0078a729"/>
    </style:style>
    <style:style style:name="P13" style:family="paragraph" style:parent-style-name="Text_20_body">
      <style:text-properties officeooo:rsid="00116756" officeooo:paragraph-rsid="00116756"/>
    </style:style>
    <style:style style:name="P14" style:family="paragraph" style:parent-style-name="Text_20_body">
      <style:text-properties officeooo:rsid="00116756" officeooo:paragraph-rsid="0029a4af"/>
    </style:style>
    <style:style style:name="P15" style:family="paragraph" style:parent-style-name="Text_20_body">
      <style:text-properties officeooo:rsid="00084f12" officeooo:paragraph-rsid="00165611"/>
    </style:style>
    <style:style style:name="P16" style:family="paragraph" style:parent-style-name="Text_20_body">
      <style:text-properties officeooo:rsid="00084f12" officeooo:paragraph-rsid="006df714"/>
    </style:style>
    <style:style style:name="P17" style:family="paragraph" style:parent-style-name="Text_20_body">
      <style:text-properties officeooo:rsid="000965b1" officeooo:paragraph-rsid="000965b1"/>
    </style:style>
    <style:style style:name="P18" style:family="paragraph" style:parent-style-name="Text_20_body">
      <style:text-properties officeooo:rsid="00182d16" officeooo:paragraph-rsid="001f0466"/>
    </style:style>
    <style:style style:name="P19" style:family="paragraph" style:parent-style-name="Text_20_body">
      <style:text-properties officeooo:rsid="00182d16" officeooo:paragraph-rsid="00231a5f"/>
    </style:style>
    <style:style style:name="P20" style:family="paragraph" style:parent-style-name="Text_20_body">
      <style:text-properties officeooo:rsid="0019a63b" officeooo:paragraph-rsid="0019a63b"/>
    </style:style>
    <style:style style:name="P21"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22" style:family="paragraph" style:parent-style-name="Text_20_body">
      <style:text-properties officeooo:rsid="0025472a" officeooo:paragraph-rsid="0025472a"/>
    </style:style>
    <style:style style:name="P23" style:family="paragraph" style:parent-style-name="Text_20_body">
      <style:text-properties officeooo:rsid="0025ae03" officeooo:paragraph-rsid="0025ae03"/>
    </style:style>
    <style:style style:name="P24" style:family="paragraph" style:parent-style-name="Text_20_body">
      <style:text-properties officeooo:rsid="0025ae03" officeooo:paragraph-rsid="002c2832"/>
    </style:style>
    <style:style style:name="P25" style:family="paragraph" style:parent-style-name="Text_20_body">
      <style:text-properties officeooo:rsid="0029a4af" officeooo:paragraph-rsid="007631e6"/>
    </style:style>
    <style:style style:name="P26" style:family="paragraph" style:parent-style-name="Text_20_body">
      <style:text-properties officeooo:rsid="002c702f" officeooo:paragraph-rsid="002c702f"/>
    </style:style>
    <style:style style:name="P27" style:family="paragraph" style:parent-style-name="Text_20_body">
      <style:text-properties officeooo:paragraph-rsid="007631e6"/>
    </style:style>
    <style:style style:name="P28" style:family="paragraph" style:parent-style-name="Text_20_body">
      <style:text-properties officeooo:rsid="0076af1c" officeooo:paragraph-rsid="0076af1c"/>
    </style:style>
    <style:style style:name="P29" style:family="paragraph" style:parent-style-name="Text_20_body">
      <style:paragraph-properties fo:text-align="end" style:justify-single-word="false" style:writing-mode="lr-tb"/>
      <style:text-properties officeooo:rsid="000f712a" officeooo:paragraph-rsid="000f712a"/>
    </style:style>
    <style:style style:name="P30" style:family="paragraph" style:parent-style-name="Title">
      <style:text-properties officeooo:rsid="000381d9" officeooo:paragraph-rsid="000381d9"/>
    </style:style>
    <style:style style:name="T1" style:family="text">
      <style:text-properties fo:font-style="italic" style:font-style-asian="italic" style:font-style-complex="italic"/>
    </style:style>
    <style:style style:name="T2" style:family="text">
      <style:text-properties fo:font-style="italic" officeooo:rsid="00084f12" style:font-style-asian="italic" style:font-style-complex="italic"/>
    </style:style>
    <style:style style:name="T3" style:family="text">
      <style:text-properties fo:font-style="italic" officeooo:rsid="000965b1" style:font-style-asian="italic" style:font-style-complex="italic"/>
    </style:style>
    <style:style style:name="T4" style:family="text">
      <style:text-properties fo:font-style="italic" officeooo:rsid="0011ebd3" style:font-style-asian="italic" style:font-style-complex="italic"/>
    </style:style>
    <style:style style:name="T5" style:family="text">
      <style:text-properties fo:font-style="italic" officeooo:rsid="00128e93" style:font-style-asian="italic" style:font-style-complex="italic"/>
    </style:style>
    <style:style style:name="T6" style:family="text">
      <style:text-properties fo:font-style="italic" officeooo:rsid="001481c0" style:font-style-asian="italic" style:font-style-complex="italic"/>
    </style:style>
    <style:style style:name="T7" style:family="text">
      <style:text-properties fo:font-style="italic" officeooo:rsid="00156146" style:font-style-asian="italic" style:font-style-complex="italic"/>
    </style:style>
    <style:style style:name="T8" style:family="text">
      <style:text-properties fo:font-style="italic" officeooo:rsid="00165611" style:font-style-asian="italic" style:font-style-complex="italic"/>
    </style:style>
    <style:style style:name="T9" style:family="text">
      <style:text-properties fo:font-style="italic" officeooo:rsid="001c312d" style:font-style-asian="italic" style:font-style-complex="italic"/>
    </style:style>
    <style:style style:name="T10" style:family="text">
      <style:text-properties fo:font-style="italic" officeooo:rsid="001e6276" style:font-style-asian="italic" style:font-style-complex="italic"/>
    </style:style>
    <style:style style:name="T11" style:family="text">
      <style:text-properties fo:font-style="italic" officeooo:rsid="0007b97e" style:font-style-asian="italic" style:font-style-complex="italic"/>
    </style:style>
    <style:style style:name="T12" style:family="text">
      <style:text-properties fo:font-style="italic" officeooo:rsid="006df714" style:font-style-asian="italic" style:font-style-complex="italic"/>
    </style:style>
    <style:style style:name="T13" style:family="text">
      <style:text-properties fo:font-style="italic" officeooo:rsid="00748ed6" style:font-style-asian="italic" style:font-style-complex="italic"/>
    </style:style>
    <style:style style:name="T14" style:family="text">
      <style:text-properties fo:font-style="italic" officeooo:rsid="007631e6" style:font-style-asian="italic" style:font-style-complex="italic"/>
    </style:style>
    <style:style style:name="T15" style:family="text">
      <style:text-properties fo:font-style="italic" officeooo:rsid="0078a729" style:font-style-asian="italic" style:font-style-complex="italic"/>
    </style:style>
    <style:style style:name="T16" style:family="text">
      <style:text-properties fo:font-style="italic" officeooo:rsid="009bb90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84f12" style:font-style-asian="normal" style:font-style-complex="normal"/>
    </style:style>
    <style:style style:name="T19" style:family="text">
      <style:text-properties fo:font-style="normal" officeooo:rsid="000965b1" style:font-style-asian="normal" style:font-style-complex="normal"/>
    </style:style>
    <style:style style:name="T20" style:family="text">
      <style:text-properties fo:font-style="normal" officeooo:rsid="0007b97e" style:font-style-asian="normal" style:font-style-complex="normal"/>
    </style:style>
    <style:style style:name="T21" style:family="text">
      <style:text-properties fo:font-style="normal" officeooo:rsid="000c8bd1" style:font-style-asian="normal" style:font-style-complex="normal"/>
    </style:style>
    <style:style style:name="T22" style:family="text">
      <style:text-properties fo:font-style="normal" officeooo:rsid="000e791d" style:font-style-asian="normal" style:font-style-complex="normal"/>
    </style:style>
    <style:style style:name="T23" style:family="text">
      <style:text-properties fo:font-style="normal" officeooo:rsid="00116756" style:font-style-asian="normal" style:font-style-complex="normal"/>
    </style:style>
    <style:style style:name="T24" style:family="text">
      <style:text-properties fo:font-style="normal" officeooo:rsid="0011ebd3" style:font-style-asian="normal" style:font-style-complex="normal"/>
    </style:style>
    <style:style style:name="T25" style:family="text">
      <style:text-properties fo:font-style="normal" officeooo:rsid="00128e93" style:font-style-asian="normal" style:font-style-complex="normal"/>
    </style:style>
    <style:style style:name="T26" style:family="text">
      <style:text-properties fo:font-style="normal" officeooo:rsid="001330db" style:font-style-asian="normal" style:font-style-complex="normal"/>
    </style:style>
    <style:style style:name="T27" style:family="text">
      <style:text-properties fo:font-style="normal" officeooo:rsid="001481c0" style:font-style-asian="normal" style:font-style-complex="normal"/>
    </style:style>
    <style:style style:name="T28" style:family="text">
      <style:text-properties fo:font-style="normal" officeooo:rsid="00156146" style:font-style-asian="normal" style:font-style-complex="normal"/>
    </style:style>
    <style:style style:name="T29" style:family="text">
      <style:text-properties fo:font-style="normal" officeooo:rsid="00165611" style:font-style-asian="normal" style:font-style-complex="normal"/>
    </style:style>
    <style:style style:name="T30" style:family="text">
      <style:text-properties fo:font-style="normal" officeooo:rsid="00182d16" style:font-style-asian="normal" style:font-style-complex="normal"/>
    </style:style>
    <style:style style:name="T31" style:family="text">
      <style:text-properties fo:font-style="normal" officeooo:rsid="0019a63b" style:font-style-asian="normal" style:font-style-complex="normal"/>
    </style:style>
    <style:style style:name="T32" style:family="text">
      <style:text-properties fo:font-style="normal" officeooo:rsid="001afeb0" style:font-style-asian="normal" style:font-style-complex="normal"/>
    </style:style>
    <style:style style:name="T33" style:family="text">
      <style:text-properties fo:font-style="normal" officeooo:rsid="001c312d" style:font-style-asian="normal" style:font-style-complex="normal"/>
    </style:style>
    <style:style style:name="T34" style:family="text">
      <style:text-properties fo:font-style="normal" officeooo:rsid="001e6276" style:font-style-asian="normal" style:font-style-complex="normal"/>
    </style:style>
    <style:style style:name="T35" style:family="text">
      <style:text-properties fo:font-style="normal" officeooo:rsid="001f0466" style:font-style-asian="normal" style:font-style-complex="normal"/>
    </style:style>
    <style:style style:name="T36" style:family="text">
      <style:text-properties fo:font-style="normal" officeooo:rsid="001f170c" style:font-style-asian="normal" style:font-style-complex="normal"/>
    </style:style>
    <style:style style:name="T37" style:family="text">
      <style:text-properties fo:font-style="normal" officeooo:rsid="0020e833" style:font-style-asian="normal" style:font-style-complex="normal"/>
    </style:style>
    <style:style style:name="T38" style:family="text">
      <style:text-properties fo:font-style="normal" officeooo:rsid="00231a5f" style:font-style-asian="normal" style:font-style-complex="normal"/>
    </style:style>
    <style:style style:name="T39" style:family="text">
      <style:text-properties fo:font-style="normal" officeooo:rsid="0026d985" style:font-style-asian="normal" style:font-style-complex="normal"/>
    </style:style>
    <style:style style:name="T40" style:family="text">
      <style:text-properties fo:font-style="normal" officeooo:rsid="00286af4" style:font-style-asian="normal" style:font-style-complex="normal"/>
    </style:style>
    <style:style style:name="T41" style:family="text">
      <style:text-properties fo:font-style="normal" officeooo:rsid="0029a4af" style:font-style-asian="normal" style:font-style-complex="normal"/>
    </style:style>
    <style:style style:name="T42" style:family="text">
      <style:text-properties fo:font-style="normal" officeooo:rsid="002b414a" style:font-style-asian="normal" style:font-style-complex="normal"/>
    </style:style>
    <style:style style:name="T43" style:family="text">
      <style:text-properties fo:font-style="normal" officeooo:rsid="002c2832" style:font-style-asian="normal" style:font-style-complex="normal"/>
    </style:style>
    <style:style style:name="T44" style:family="text">
      <style:text-properties fo:font-style="normal" officeooo:rsid="002d2f9e" style:font-style-asian="normal" style:font-style-complex="normal"/>
    </style:style>
    <style:style style:name="T45" style:family="text">
      <style:text-properties fo:font-style="normal" officeooo:rsid="006cd952" style:font-style-asian="normal" style:font-style-complex="normal"/>
    </style:style>
    <style:style style:name="T46" style:family="text">
      <style:text-properties fo:font-style="normal" officeooo:rsid="006df714" style:font-style-asian="normal" style:font-style-complex="normal"/>
    </style:style>
    <style:style style:name="T47" style:family="text">
      <style:text-properties fo:font-style="normal" officeooo:rsid="00714d2c" style:font-style-asian="normal" style:font-style-complex="normal"/>
    </style:style>
    <style:style style:name="T48" style:family="text">
      <style:text-properties fo:font-style="normal" officeooo:rsid="0072c981" style:font-style-asian="normal" style:font-style-complex="normal"/>
    </style:style>
    <style:style style:name="T49" style:family="text">
      <style:text-properties fo:font-style="normal" officeooo:rsid="00748ed6" style:font-style-asian="normal" style:font-style-complex="normal"/>
    </style:style>
    <style:style style:name="T50" style:family="text">
      <style:text-properties fo:font-style="normal" officeooo:rsid="0076216d" style:font-style-asian="normal" style:font-style-complex="normal"/>
    </style:style>
    <style:style style:name="T51" style:family="text">
      <style:text-properties fo:font-style="normal" officeooo:rsid="007631e6" style:font-style-asian="normal" style:font-style-complex="normal"/>
    </style:style>
    <style:style style:name="T52" style:family="text">
      <style:text-properties fo:font-style="normal" officeooo:rsid="0076af1c" style:font-style-asian="normal" style:font-style-complex="normal"/>
    </style:style>
    <style:style style:name="T53" style:family="text">
      <style:text-properties fo:font-style="normal" officeooo:rsid="0078a729" style:font-style-asian="normal" style:font-style-complex="normal"/>
    </style:style>
    <style:style style:name="T54" style:family="text">
      <style:text-properties fo:font-style="normal" officeooo:rsid="0079c61a" style:font-style-asian="normal" style:font-style-complex="normal"/>
    </style:style>
    <style:style style:name="T55" style:family="text">
      <style:text-properties fo:font-style="normal" officeooo:rsid="007af37d" style:font-style-asian="normal" style:font-style-complex="normal"/>
    </style:style>
    <style:style style:name="T56" style:family="text">
      <style:text-properties fo:font-style="normal" officeooo:rsid="009a269a" style:font-style-asian="normal" style:font-style-complex="normal"/>
    </style:style>
    <style:style style:name="T57" style:family="text">
      <style:text-properties fo:font-style="normal" officeooo:rsid="009bb907" style:font-style-asian="normal" style:font-style-complex="normal"/>
    </style:style>
    <style:style style:name="T58" style:family="text">
      <style:text-properties fo:font-style="normal" fo:font-weight="bold" officeooo:rsid="00128e93" style:font-style-asian="normal" style:font-weight-asian="bold" style:font-style-complex="normal" style:font-weight-complex="bold"/>
    </style:style>
    <style:style style:name="T59" style:family="text">
      <style:text-properties fo:font-style="normal" fo:font-weight="bold" officeooo:rsid="006df714" style:font-style-asian="normal" style:font-weight-asian="bold" style:font-style-complex="normal" style:font-weight-complex="bold"/>
    </style:style>
    <style:style style:name="T60" style:family="text">
      <style:text-properties officeooo:rsid="001481c0"/>
    </style:style>
    <style:style style:name="T61" style:family="text">
      <style:text-properties officeooo:rsid="001afeb0"/>
    </style:style>
    <style:style style:name="T62" style:family="text">
      <style:text-properties style:font-name="Noto Sans CJK JP" fo:font-size="10pt" fo:font-style="normal" style:font-style-asian="normal" style:font-style-complex="normal"/>
    </style:style>
    <style:style style:name="T63" style:family="text">
      <style:text-properties style:font-name="Noto Sans CJK JP" fo:font-size="10pt" fo:font-style="normal" officeooo:rsid="001e6276" style:font-style-asian="normal" style:font-style-complex="normal"/>
    </style:style>
    <style:style style:name="T64" style:family="text">
      <style:text-properties style:font-name="Noto Sans CJK JP" fo:font-size="10pt" fo:font-style="normal" officeooo:rsid="001f0466" style:font-style-asian="normal" style:font-style-complex="normal"/>
    </style:style>
    <style:style style:name="T65" style:family="text">
      <style:text-properties style:font-name="Noto Sans CJK JP" fo:font-size="10pt" fo:font-style="normal" officeooo:rsid="001f170c" style:font-style-asian="normal" style:font-style-complex="normal"/>
    </style:style>
    <style:style style:name="T66" style:family="text">
      <style:text-properties style:font-name="Noto Sans CJK JP" fo:font-size="10pt" fo:font-style="normal" officeooo:rsid="00231a5f" style:font-style-asian="normal" style:font-style-complex="normal"/>
    </style:style>
    <style:style style:name="T67" style:family="text">
      <style:text-properties style:font-name="Noto Sans CJK JP" fo:font-size="10pt" fo:font-style="normal" officeooo:rsid="00246673" style:font-style-asian="normal" style:font-style-complex="normal"/>
    </style:style>
    <style:style style:name="T68" style:family="text">
      <style:text-properties style:font-name="Noto Sans CJK JP" fo:font-size="10pt" fo:font-style="normal" officeooo:rsid="0026d985" style:font-style-asian="normal" style:font-style-complex="normal"/>
    </style:style>
    <style:style style:name="T69" style:family="text">
      <style:text-properties style:font-name="Noto Sans CJK JP" fo:font-size="10pt" fo:font-style="normal" officeooo:rsid="00286af4" style:font-style-asian="normal" style:font-style-complex="normal"/>
    </style:style>
    <style:style style:name="T70" style:family="text">
      <style:text-properties style:font-name="Noto Sans CJK JP" fo:font-size="10pt" fo:font-style="normal" officeooo:rsid="0029a4af" style:font-style-asian="normal" style:font-style-complex="normal"/>
    </style:style>
    <style:style style:name="T71" style:family="text">
      <style:text-properties style:font-name="Noto Sans CJK JP" fo:font-size="10pt" fo:font-style="normal" officeooo:rsid="006cd952" style:font-style-asian="normal" style:font-style-complex="normal"/>
    </style:style>
    <style:style style:name="T72" style:family="text">
      <style:text-properties style:font-name="Noto Sans CJK JP" fo:font-size="10pt" fo:font-style="normal" officeooo:rsid="006f0c8e" style:font-style-asian="normal" style:font-style-complex="normal"/>
    </style:style>
    <style:style style:name="T73" style:family="text">
      <style:text-properties style:font-name="Noto Sans CJK JP" fo:font-size="10pt" fo:font-style="normal" officeooo:rsid="00714d2c" style:font-style-asian="normal" style:font-style-complex="normal"/>
    </style:style>
    <style:style style:name="T74" style:family="text">
      <style:text-properties style:font-name="Noto Sans CJK JP" fo:font-size="10pt" fo:font-style="normal" officeooo:rsid="0072c981" style:font-style-asian="normal" style:font-style-complex="normal"/>
    </style:style>
    <style:style style:name="T75" style:family="text">
      <style:text-properties style:font-name="Noto Sans CJK JP" fo:font-size="10pt" fo:font-style="normal" officeooo:rsid="00748ed6" style:font-style-asian="normal" style:font-style-complex="normal"/>
    </style:style>
    <style:style style:name="T76" style:family="text">
      <style:text-properties style:font-name="Noto Sans CJK JP" fo:font-size="10pt" fo:font-style="normal" officeooo:rsid="0076216d" style:font-style-asian="normal" style:font-style-complex="normal"/>
    </style:style>
    <style:style style:name="T77" style:family="text">
      <style:text-properties style:font-name="Noto Sans CJK JP" fo:font-size="10pt" fo:font-style="normal" officeooo:rsid="007631e6" style:font-style-asian="normal" style:font-style-complex="normal"/>
    </style:style>
    <style:style style:name="T78" style:family="text">
      <style:text-properties style:font-name="Noto Sans CJK JP" fo:font-size="10pt" fo:font-style="normal" officeooo:rsid="0078a729" style:font-style-asian="normal" style:font-style-complex="normal"/>
    </style:style>
    <style:style style:name="T79" style:family="text">
      <style:text-properties style:font-name="Noto Sans CJK JP" fo:font-size="10pt" fo:font-style="normal" officeooo:rsid="0079c61a" style:font-style-asian="normal" style:font-style-complex="normal"/>
    </style:style>
    <style:style style:name="T80" style:family="text">
      <style:text-properties style:font-name="Noto Sans CJK JP" fo:font-size="10pt" fo:font-style="normal" officeooo:rsid="007af37d" style:font-style-asian="normal" style:font-style-complex="normal"/>
    </style:style>
    <style:style style:name="T81" style:family="text">
      <style:text-properties style:font-name="Noto Sans CJK JP" fo:font-size="10pt" fo:font-style="normal" officeooo:rsid="009a269a" style:font-style-asian="normal" style:font-style-complex="normal"/>
    </style:style>
    <style:style style:name="T82" style:family="text">
      <style:text-properties style:font-name="Noto Sans CJK JP" fo:font-size="10pt" fo:font-style="normal" officeooo:rsid="009bb907" style:font-style-asian="normal" style:font-style-complex="normal"/>
    </style:style>
    <style:style style:name="T83" style:family="text">
      <style:text-properties style:font-name="Noto Sans CJK JP" fo:font-size="10pt" fo:font-style="italic" officeooo:rsid="001f0466" style:font-style-asian="italic" style:font-style-complex="italic"/>
    </style:style>
    <style:style style:name="T84" style:family="text">
      <style:text-properties style:font-name="Noto Sans CJK JP" fo:font-size="10pt" fo:font-style="italic" officeooo:rsid="0078a729" style:font-style-asian="italic" style:font-style-complex="italic"/>
    </style:style>
    <style:style style:name="T85" style:family="text">
      <style:text-properties officeooo:rsid="001cdf56"/>
    </style:style>
    <style:style style:name="T86" style:family="text">
      <style:text-properties officeooo:rsid="001e6276"/>
    </style:style>
    <style:style style:name="T87" style:family="text">
      <style:text-properties style:font-name="Liberation Sans" fo:font-size="28pt" fo:font-weight="bold" officeooo:rsid="006f0c8e" style:font-name-asian="Noto Sans CJK SC" style:font-size-asian="28pt" style:font-weight-asian="bold" style:font-name-complex="Droid Sans Devanagari" style:font-size-complex="28pt" style:font-weight-complex="bold"/>
    </style:style>
    <style:style style:name="T88" style:family="text">
      <style:text-properties officeooo:rsid="0021ca2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87">Genesis of</text:span><text:span text:style-name="T86"> the</text:span><text:span text:style-name="T61"> </text:span><text:span text:style-name="T85">Endian Wars</text:span></text:p>
      <text:p text:style-name="P21">by<text:span text:style-name="T17"> <text:s/>Thomas Walker Lynch</text:span></text:p>
      <text:p text:style-name="P21"><text:span text:style-name="T17">2022-01-27</text:span></text:p>
      <text:h text:style-name="P2" text:outline-level="1">Introduction</text:h>
      <text:p text:style-name="P6"><text:span text:style-name="T28">W</text:span><text:span text:style-name="T68">e begin this discussion with the knowledge </text:span><text:span text:style-name="T71">of </text:span><text:span text:style-name="T17">counting, </text:span><text:span text:style-name="T39">variables, </text:span><text:span text:style-name="T17">sets, and vectors with indexed components. <text:s/>As this is computer stuff, we also </text:span><text:span text:style-name="T81">begin</text:span><text:span text:style-name="T78"> with</text:span><text:span text:style-name="T71"> some understanding of</text:span><text:span text:style-name="T17"> state machines.</text:span></text:p>
      <text:p text:style-name="P12"><text:span text:style-name="T57">We will be talking about place value arithmetic </text:span><text:span text:style-name="T82">so it might be helpful to know that the</text:span><text:span text:style-name="T49"> term</text:span><text:span text:style-name="T53">s </text:span><text:span text:style-name="T15">digit</text:span><text:span text:style-name="T53"> and</text:span><text:span text:style-name="T49"> </text:span><text:span text:style-name="T13">digital <text:s/></text:span><text:span text:style-name="T78">have</text:span><text:span text:style-name="T49"> blurred</text:span><text:span text:style-name="T53"> over the last eighty years</text:span><text:span text:style-name="T49">. <text:s/>The first </text:span><text:span text:style-name="T28">comput</text:span><text:span text:style-name="T49">ing machines</text:span><text:span text:style-name="T28"> which performed discrete </text:span><text:span text:style-name="T49">state </text:span><text:span text:style-name="T28">computation, as a opposed to analog computation, performed computation with ten </text:span><text:span text:style-name="T75">symbols</text:span><text:span text:style-name="T28">. <text:s/>This includes Pascal’s calculator, Babbage’s machine, the many mechanical calculators that came after, the Mark computers, and </text:span><text:span text:style-name="T71">ENIAC</text:span><text:span text:style-name="T28">. <text:s/></text:span><text:span text:style-name="T48">In the 1950s </text:span><text:span text:style-name="T74">large </text:span><text:span text:style-name="T75">discrete logic </text:span><text:span text:style-name="T74">computers</text:span><text:span text:style-name="T28"> </text:span><text:span text:style-name="T68">suddenly</text:span><text:span text:style-name="T28"> </text:span><text:span text:style-name="T82">employed two state switch logic instead. </text:span><text:span text:style-name="T28"><text:s/></text:span><text:span text:style-name="T29">Yet</text:span><text:span text:style-name="T28"> the term </text:span><text:span text:style-name="T7">digital </text:span><text:span text:style-name="T82">computing</text:span><text:span text:style-name="T28"> continued to be used</text:span><text:span text:style-name="T57">, so as</text:span><text:span text:style-name="T28"> </text:span><text:span text:style-name="T38">to</text:span><text:span text:style-name="T29"> </text:span><text:span text:style-name="T82">distinguish discrete state computing from </text:span><text:span text:style-name="T28">analog</text:span><text:span text:style-name="T57"> computing</text:span><text:span text:style-name="T45">.</text:span><text:span text:style-name="T28"> <text:s/>For example</text:span><text:span text:style-name="T45">,</text:span><text:span text:style-name="T28"> the company </text:span><text:span text:style-name="T7">Digital Equipment Corporation</text:span><text:span text:style-name="T39"> </text:span><text:span text:style-name="T28">never built a computer that used ten symbols. </text:span><text:span text:style-name="T54">Also, a person who studies digital electronics </text:span><text:span text:style-name="T81">might exclusively deal with switch logic and </text:span><text:span text:style-name="T54">not even see a system of computation based on ten symbols. <text:s/></text:span><text:span text:style-name="T57">So today computing based on ten symbols, such as we see on calculators, <text:s/>is called </text:span><text:span text:style-name="T16">decimal</text:span><text:span text:style-name="T57"> computing. <text:s/>Decimal computing is a subset of digital computing.</text:span></text:p>
      <text:p text:style-name="P10"><text:span text:style-name="T35">Suppose we have a state machine with ten states, the first ten counting numbers are as good names</text:span><text:span text:style-name="T57"> for these states </text:span><text:span text:style-name="T35"><text:s/>as any other</text:span><text:span text:style-name="T57"> </text:span><text:span text:style-name="T35">s</text:span><text:span text:style-name="T57">ymbols</text:span><text:span text:style-name="T35">, so supposed the states are</text:span><text:span text:style-name="T36"> called</text:span><text:span text:style-name="T35">:</text:span><text:span text:style-name="T29"> </text:span><text:span text:style-name="T18">0, 1, 2, 3, 4, 5, 6, 7, 8, or 9. <text:s/></text:span><text:span text:style-name="T57">As is well known, t</text:span><text:span text:style-name="T50">hese </text:span><text:span text:style-name="T82">numbers</text:span><text:span text:style-name="T57"> have the names:</text:span><text:span text:style-name="T18"> </text:span><text:span text:style-name="T2">zero</text:span><text:span text:style-name="T18">, </text:span><text:span text:style-name="T2">one</text:span><text:span text:style-name="T18">, </text:span><text:span text:style-name="T2">two</text:span><text:span text:style-name="T18">, etc.</text:span><text:span text:style-name="T57"> <text:s/>There are of course many other numbers that also have names.</text:span><text:span text:style-name="T56"> <text:s/></text:span><text:span text:style-name="T57">Each of these s</text:span><text:span text:style-name="T35">ymbol: 0, 1, 2 ... 9 may be called a digit</text:span><text:span text:style-name="T53">, or more specifically </text:span><text:span text:style-name="T57">a</text:span><text:span text:style-name="T53"> </text:span><text:span text:style-name="T15">decimal </text:span><text:span text:style-name="T16"><text:s/></text:span><text:span text:style-name="T53">digit</text:span><text:span text:style-name="T35">. <text:s/></text:span><text:span text:style-name="T57">It follows that </text:span><text:span text:style-name="T35">a</text:span><text:span text:style-name="T20"> </text:span><text:span text:style-name="T84">decimal</text:span><text:span text:style-name="T11"> variable</text:span><text:span text:style-name="T35"> is a variable that</text:span><text:span text:style-name="T22"> </text:span><text:span text:style-name="T20">may </text:span><text:span text:style-name="T33">unambiguously </text:span><text:span text:style-name="T22">hold</text:span><text:span text:style-name="T20"> </text:span><text:span text:style-name="T36">one</text:span><text:span text:style-name="T65"> </text:span><text:span text:style-name="T78">decimal </text:span><text:span text:style-name="T65">digit</text:span><text:span text:style-name="T67"> and has no other use.</text:span></text:p>
      <text:p text:style-name="P7"><text:span text:style-name="T29">Now lets consider a</text:span><text:span text:style-name="T21"> special set of vectors</text:span><text:span text:style-name="T29">. <text:s/></text:span><text:span text:style-name="T50">E</text:span><text:span text:style-name="T32">ach</text:span><text:span text:style-name="T29"> vector</text:span><text:span text:style-name="T50"> in this set has components that are only single </text:span><text:span text:style-name="T53">decimal </text:span><text:span text:style-name="T50">digits.</text:span><text:span text:style-name="T21"> <text:s/></text:span><text:span text:style-name="T29">An example of such a vector is </text:span><text:span text:style-name="T17">&lt;</text:span><text:span text:style-name="T21">7</text:span><text:span text:style-name="T17">, </text:span><text:span text:style-name="T21">8</text:span><text:span text:style-name="T17">, </text:span><text:span text:style-name="T21">9</text:span><text:span text:style-name="T17">&gt;</text:span><text:span text:style-name="T29">, which</text:span><text:span text:style-name="T21"> has as its index</text:span><text:span text:style-name="T29"> zero</text:span><text:span text:style-name="T21"> component the digit </text:span><text:span text:style-name="T29">7</text:span><text:span text:style-name="T21">, has as its indexed </text:span><text:span text:style-name="T29">one </text:span><text:span text:style-name="T21">component the digit 8, and of course as its indexed </text:span><text:span text:style-name="T29">two </text:span><text:span text:style-name="T21">component the digit 9.</text:span><text:span text:style-name="T45"> <text:s/>We </text:span><text:span text:style-name="T76">signify</text:span><text:span text:style-name="T45"> that this is a vector </text:span><text:span text:style-name="T50">by using </text:span><text:span text:style-name="T45">angle brackets and a common separated list of components.</text:span></text:p>
      <text:p text:style-name="P9"><text:span text:style-name="T45">One way that w</text:span><text:span text:style-name="T25">e may interpret </text:span><text:span text:style-name="T32">such </text:span><text:span text:style-name="T25">a vector</text:span><text:span text:style-name="T45"> as a number is</text:span><text:span text:style-name="T18"> </text:span><text:span text:style-name="T25">by using this function</text:span><text:span text:style-name="T18">:</text:span></text:p>
      <text:p text:style-name="P5"><draw:frame draw:style-name="fr1" draw:name="Object3" text:anchor-type="as-char" svg:y="-0.2807in" svg:width="0.7154in" svg:height="0.4484in" draw:z-index="1"><draw:object xlink:href="./Object 4" xlink:type="simple" xlink:show="embed" xlink:actuate="onLoad"/><draw:image xlink:href="./ObjectReplacements/Object 4" xlink:type="simple" xlink:show="embed" xlink:actuate="onLoad"/><svg:desc>formula</svg:desc></draw:frame><text:span text:style-name="T60">; </text:span><text:span text:style-name="T6">gives meaning to a </text:span><text:span text:style-name="T7">digital</text:span><text:span text:style-name="T6"> place value represented number</text:span></text:p>
      <text:p text:style-name="P16"><text:soft-page-break/><text:span text:style-name="T17">Here</text:span><text:span text:style-name="T46"> we are given digit </text:span><text:span text:style-name="T19">vector</text:span><text:span text:style-name="T25"> </text:span><text:span text:style-name="T58">a</text:span><text:span text:style-name="T59">,</text:span><text:span text:style-name="T17"> </text:span><text:span text:style-name="T17"><draw:frame draw:style-name="fr1" draw:name="Object4" text:anchor-type="as-char" svg:y="-0.1484in" svg:width="0.2028in" svg:height="0.2091in" draw:z-index="0"><draw:object xlink:href="./Object 3" xlink:type="simple" xlink:show="embed" xlink:actuate="onLoad"/><draw:image xlink:href="./ObjectReplacements/Object 3" xlink:type="simple" xlink:show="embed" xlink:actuate="onLoad"/><svg:desc>formula</svg:desc></draw:frame></text:span><text:span text:style-name="T19">is</text:span><text:span text:style-name="T3"> i</text:span><text:span text:style-name="T9"> </text:span><text:span text:style-name="T19">th</text:span><text:span text:style-name="T3"> </text:span><text:span text:style-name="T46">component, which is a </text:span><text:span text:style-name="T54">single </text:span><text:span text:style-name="T46">digit</text:span><text:span text:style-name="T19">. <text:s/></text:span><text:span text:style-name="T25">The </text:span><text:span text:style-name="T5">base</text:span><text:span text:style-name="T25">, or </text:span><text:span text:style-name="T5">radix</text:span><text:span text:style-name="T25">, is </text:span><text:span text:style-name="T5">ten</text:span><text:span text:style-name="T25">. </text:span><text:span text:style-name="T46">Here </text:span><text:span text:style-name="T12">ten </text:span><text:span text:style-name="T46">is one of these numbers that is so well known that it has a name. <text:s/>It is fortunate that we may use a name here, as </text:span><text:span text:style-name="T54">otherwise </text:span><text:span text:style-name="T76">we might be tempted to </text:span><text:span text:style-name="T79">do what many other authors have done, and </text:span><text:span text:style-name="T76">write the base while using the very same representation we are defining.</text:span></text:p>
      <text:p text:style-name="P15"><text:span text:style-name="T29">Alt</text:span><text:span text:style-name="T17">h</text:span><text:span text:style-name="T26">ough this</text:span><text:span text:style-name="T17"> formula give</text:span><text:span text:style-name="T26">s</text:span><text:span text:style-name="T17"> </text:span><text:span text:style-name="T38">numeric </text:span><text:span text:style-name="T17">meaning to our digit vectors, </text:span><text:span text:style-name="T29">actually </text:span><text:span text:style-name="T27">performing the suggested computation is pointless</text:span><text:span text:style-name="T29">, because t</text:span><text:span text:style-name="T17">he result </text:span><text:span text:style-name="T27">w</text:span><text:span text:style-name="T17">ould be a number, and </text:span><text:span text:style-name="T19">we </text:span><text:span text:style-name="T27">would </text:span><text:span text:style-name="T50">have to </text:span><text:span text:style-name="T19">represent</text:span><text:span text:style-name="T27"> </text:span><text:span text:style-name="T66">that</text:span><text:span text:style-name="T19"> number with </text:span><text:span text:style-name="T27">the </text:span><text:span text:style-name="T29">same</text:span><text:span text:style-name="T27"> vector that was input into the function in the first place.</text:span></text:p>
      <text:p text:style-name="P11"><text:span text:style-name="T50">W</text:span><text:span text:style-name="T46">ithin </text:span><text:span text:style-name="T50">a</text:span><text:span text:style-name="T46"> context</text:span><text:span text:style-name="T21"> </text:span><text:span text:style-name="T50">where all the numbers will be digit vectors, </text:span><text:span text:style-name="T21">we may</text:span><text:span text:style-name="T29"> </text:span><text:span text:style-name="T21">drop the angle brac</text:span><text:span text:style-name="T34">kets</text:span><text:span text:style-name="T21"> and commas</text:span><text:span text:style-name="T29"> without introducing any ambiguity</text:span><text:span text:style-name="T21">. It is conventional when doing this to</text:span><text:span text:style-name="T32"> also</text:span><text:span text:style-name="T21"> reverse the order of the </text:span><text:span text:style-name="T29">vector </text:span><text:span text:style-name="T21">components by putting the component with the highest index value on the left. <text:s text:c="2"/>So the example vector from the prior paragraph</text:span><text:span text:style-name="T26">, &lt;7, 8, 9&gt;</text:span><text:span text:style-name="T27">,</text:span><text:span text:style-name="T21"> becomes 987. <text:s/></text:span><text:span text:style-name="T24">We can call this convention of writing </text:span><text:span text:style-name="T30">digit vectors</text:span><text:span text:style-name="T24"> </text:span><text:span text:style-name="T4">most significant digit first</text:span><text:span text:style-name="T24">.</text:span><text:span text:style-name="T21"> </text:span><text:span text:style-name="T30">This name comes from our number representation </text:span><text:span text:style-name="T66">function</text:span><text:span text:style-name="T30">, as the component 9 will be multiplied by the largest value in the sum.</text:span><text:span text:style-name="T40"> <text:s/></text:span><text:span text:style-name="T72">Note that the </text:span><text:span text:style-name="T40">number 987 is only 13 away from a thousand. </text:span></text:p>
      <text:p text:style-name="P8"><text:span text:style-name="T22">What we a</text:span><text:span text:style-name="T26">re describing here is the </text:span><text:span text:style-name="T22">Arabic number system. <text:s/></text:span><text:span text:style-name="T30">Notice</text:span><text:span text:style-name="T21"> that </text:span><text:span text:style-name="T22">had we written this document </text:span><text:span text:style-name="T77">in</text:span><text:span text:style-name="T21"> Arabic </text:span><text:span text:style-name="T51">we would be</text:span><text:span text:style-name="T21"> writing from </text:span><text:span text:style-name="T80">right</text:span><text:span text:style-name="T21"> to </text:span><text:span text:style-name="T55">left</text:span><text:span text:style-name="T51">. <text:s/>When writing from </text:span><text:span text:style-name="T80">right</text:span><text:span text:style-name="T51"> to </text:span><text:span text:style-name="T55">left</text:span><text:span text:style-name="T51"> our initial vector with its decorations would be written in the other direction, so </text:span><text:span text:style-name="T80">to get our represented number we can just drop the vector decorations and do not need to reverse the component order.</text:span></text:p>
      <text:p text:style-name="P13"><text:span text:style-name="T22">W</text:span><text:span text:style-name="T17">hen writing from right to left, the vector &lt;7, 8, 9&gt; simplifies to 987 directly without reversal.</text:span></text:p>
      <text:p text:style-name="P29"><text:span text:style-name="T17"><text:s/>.lasrever tuohtiw</text:span><text:span text:style-name="T23"> </text:span><text:span text:style-name="T17">987 ot seifilpmis </text:span><text:span text:style-name="T23">&lt;</text:span><text:span text:style-name="T17">9 ,8 ,7</text:span><text:span text:style-name="T23">&gt;</text:span><text:span text:style-name="T17"> rotcev eht ,tfel ot thgir morf gnitirw nehW</text:span></text:p>
      <text:p text:style-name="P14"><text:span text:style-name="T77">If we then just </text:span><text:span text:style-name="T30">reverse </text:span><text:span text:style-name="T80">the whole</text:span><text:span text:style-name="T51"> string</text:span><text:span text:style-name="T30"> without making special exceptions, then</text:span><text:span text:style-name="T27"> </text:span><text:span text:style-name="T24">&lt;7, 8, 9&gt; <text:s/>w</text:span><text:span text:style-name="T30">ill</text:span><text:span text:style-name="T24"> be written as 789. <text:s/></text:span><text:span text:style-name="T25">We call this</text:span><text:span text:style-name="T26"> </text:span><text:span text:style-name="T70">representation</text:span><text:span text:style-name="T24"> </text:span><text:span text:style-name="T5">least significant digit first</text:span><text:span text:style-name="T41"> . <text:s/></text:span><text:span text:style-name="T77">Independent of our writing conventions we are still talking about the same number</text:span><text:span text:style-name="T40">. <text:s/></text:span><text:span text:style-name="T51">Hence, </text:span><text:span text:style-name="T55">while using least significant first notation, we notice that </text:span><text:span text:style-name="T51">t</text:span><text:span text:style-name="T40">he number </text:span><text:span text:style-name="T69">789</text:span><text:span text:style-name="T40"> is still only 31 away from a thousand. </text:span></text:p>
      <text:p text:style-name="P25"><text:span text:style-name="T17">Least significant digit first is how the inventors of this number system intended numbers to be written. <text:s/></text:span><text:span text:style-name="T25">A</text:span><text:span text:style-name="T38">pparently what has happened here is that scribes translated Arabic text while writing left to right, instead of right to left, but just copied numbers as they found them.</text:span><text:span text:style-name="T42"> <text:s/></text:span><text:span text:style-name="T17">Arabs and other right to left writers are still writing numbers least significant digit first. <text:s text:c="2"/></text:span><text:span text:style-name="T27">Least significant digit first is also how we go about doing arithmetic by hand when we add or multiply. <text:s/></text:span><text:span text:style-name="T17">If we desired to implement this system as </text:span><text:span text:style-name="T42">it was originally </text:span><text:span text:style-name="T17">envisioned </text:span><text:span text:style-name="T42">and practiced, </text:span><text:span text:style-name="T17">we will either have to start writing from right to left</text:span><text:span text:style-name="T51"> </text:span><text:span text:style-name="T17">and leave the numbers be</text:span><text:span text:style-name="T51"> as they are</text:span><text:span text:style-name="T17">, or </text:span><text:span text:style-name="T51">we will have to </text:span><text:span text:style-name="T17">reverse the order of digits in the numbers</text:span><text:span text:style-name="T42"> just as we reverse the rest of writing.</text:span><text:span text:style-name="T51"> <text:s/></text:span></text:p>
      <text:p text:style-name="P27"><text:span text:style-name="T51">But who is to say we are so concerned about being uniform and consistent? <text:s/>Well, as it turns out, many computers do this. <text:s/>It is called the </text:span><text:span text:style-name="T14">little endian</text:span><text:span text:style-name="T51"> convention. <text:s/>Get it? <text:s/>The little end of the number comes first. <text:s/>But not all computers do it. <text:s/>Some computers index their number vectors in the opposite direction that they index memory. <text:s text:c="2"/>Though this sounds peculiar when described </text:span><text:soft-page-break/><text:span text:style-name="T51">this way, why use two different indexing schemes, it is in fact the convention used by left to right writers already. <text:s/>This is called the </text:span><text:span text:style-name="T14">big endian</text:span><text:span text:style-name="T51"> convention.</text:span><text:span text:style-name="T52"> <text:s/>And it is not just hardware that is a mix, so are standard specifications and explanatory documents. <text:s/>Yes, things are mixed up. <text:s/>In 1980 Danny Cohen wrote a nice missive, <text:s/>“ON HOLY WARS AND A PLEA FOR PEACE” where he begged the industry to adopt one endian convention or the other.</text:span></text:p>
      <text:p text:style-name="P25"><text:span text:style-name="T52"/></text:p>
      <text:p text:style-name="P17"><text:span text:style-name="T77">Now suppose we start counting, say starting with</text:span><text:span text:style-name="T30"> single digit</text:span><text:span text:style-name="T51"> of a zero. <text:s text:c="2"/>We then increment to one. <text:s/>We still have a single digit. <text:s text:c="2"/>Our count will </text:span><text:span text:style-name="T17">grow </text:span><text:span text:style-name="T30">to two digits in length upon reaching the </text:span><text:span text:style-name="T17">count of </text:span><text:span text:style-name="T1">ten</text:span><text:span text:style-name="T17">. <text:s/>As we continue counting the count will grow by </text:span><text:span text:style-name="T30">another</text:span><text:span text:style-name="T17"> digit </text:span><text:span text:style-name="T30">in length </text:span><text:span text:style-name="T17">when we reach </text:span><text:span text:style-name="T30">a</text:span><text:span text:style-name="T17"> </text:span><text:span text:style-name="T1">hundred</text:span><text:span text:style-name="T17">. <text:s text:c="2"/></text:span><text:span text:style-name="T26">It grows </text:span><text:span text:style-name="T17">again when we reach a </text:span><text:span text:style-name="T1">thousand</text:span><text:span text:style-name="T17">, etc. <text:s/>It is probably not a coincidence that we have names for </text:span><text:span text:style-name="T26">the </text:span><text:span text:style-name="T17">numbers</text:span><text:span text:style-name="T26"> at these boundaries</text:span><text:span text:style-name="T17">. <text:s/></text:span><text:span text:style-name="T26">Thus, a</text:span><text:span text:style-name="T17"> digit vector grows in a discrete manner </text:span><text:span text:style-name="T26">against</text:span><text:span text:style-name="T17"> the log of the count value. <text:s/></text:span><text:span text:style-name="T26">Consequently</text:span><text:span text:style-name="T17"> relatively short vectors can code very large numbers.</text:span><text:span text:style-name="T30"> <text:s/>In fact, given a fixed number of symbols used in our representation, this is an optimum strategy for having the shortest possible strings for unambiguously being able to represent any number.</text:span></text:p>
      <text:p text:style-name="P28"><text:span text:style-name="T30">N</text:span><text:span text:style-name="T17">ote, when we </text:span><text:span text:style-name="T62">address</text:span><text:span text:style-name="T17"> memory starting with </text:span><text:span text:style-name="T62">address</text:span><text:span text:style-name="T17"> zero, when counting with the little endian convention a number will grow into larger addresses when we carry into new digits. <text:s/>With big endian, it carrying to expand the number by a digit will grow into memory with smaller addresses. <text:s text:c="2"/>In manuals for big endian machines they will often show memory diagrams with the biggest address at the top, with addresses growing smaller as we read left to write and down the page. <text:s/>In this way their numbers will grow from left to right. <text:s/>If we ignore the backwards numbering it almost looks natural.</text:span></text:p>
      <text:p text:style-name="P12"><text:span text:style-name="T28">The</text:span><text:span text:style-name="T49"> term </text:span><text:span text:style-name="T13">digital <text:s/></text:span><text:span text:style-name="T49">has become a bit blurred. <text:s/>The first </text:span><text:span text:style-name="T28">comput</text:span><text:span text:style-name="T49">ing machines</text:span><text:span text:style-name="T28"> which performed discrete </text:span><text:span text:style-name="T49">state </text:span><text:span text:style-name="T28">computation, as a opposed to analog computation, performed computation with ten </text:span><text:span text:style-name="T75">symbols</text:span><text:span text:style-name="T28">. <text:s/>This includes Pascal’s calculator, Babbage’s machine, the many mechanical calculators that came after, the Mark computers, and </text:span><text:span text:style-name="T71">ENIAC</text:span><text:span text:style-name="T28">. <text:s/></text:span><text:span text:style-name="T48">In the 1950s </text:span><text:span text:style-name="T74">large </text:span><text:span text:style-name="T75">discrete logic </text:span><text:span text:style-name="T74">computers</text:span><text:span text:style-name="T28"> </text:span><text:span text:style-name="T68">suddenly</text:span><text:span text:style-name="T28"> shifted to using two symbols</text:span><text:span text:style-name="T45"> instead of ten</text:span><text:span text:style-name="T28">. <text:s/></text:span><text:span text:style-name="T29">Yet</text:span><text:span text:style-name="T28"> the term </text:span><text:span text:style-name="T7">digital </text:span><text:span text:style-name="T28">computer continued to be used </text:span><text:span text:style-name="T38">to</text:span><text:span text:style-name="T29"> </text:span><text:span text:style-name="T71">refer to </text:span><text:span text:style-name="T74">all </text:span><text:span text:style-name="T71">computers which were not </text:span><text:span text:style-name="T28">analog</text:span><text:span text:style-name="T45">.</text:span><text:span text:style-name="T28"> <text:s/>For example</text:span><text:span text:style-name="T45">,</text:span><text:span text:style-name="T28"> the company </text:span><text:span text:style-name="T7">Digital Equipment Corporation</text:span><text:span text:style-name="T39"> </text:span><text:span text:style-name="T28">never built a computer that used ten symbols. </text:span><text:span text:style-name="T32"><text:s/></text:span><text:span text:style-name="T49">As another example, people who study digital electronics might not ever see a computation circuit that uses ten symbols. <text:s/></text:span></text:p>
      <text:p text:style-name="P12"><text:span text:style-name="T53">To further muddy the water, we have no name for the </text:span><text:span text:style-name="T78">analogy</text:span><text:span text:style-name="T53"> of a digit, but in an unspecified base. <text:s/>For base two we shorten the term </text:span><text:span text:style-name="T15">binary digit</text:span><text:span text:style-name="T53"> <text:s/>to </text:span><text:span text:style-name="T15">bit</text:span><text:span text:style-name="T53">. <text:s text:c="2"/>This is suggestive of using the term digit in a generic sense.</text:span></text:p>
      <text:p text:style-name="P12"><text:span text:style-name="T49">So to clarify, i</text:span><text:span text:style-name="T73">n th</text:span><text:span text:style-name="T75">e context of this</text:span><text:span text:style-name="T73"> paper the term</text:span><text:span text:style-name="T29"> </text:span><text:span text:style-name="T8">digital</text:span><text:span text:style-name="T29"> </text:span><text:span text:style-name="T45">mean</text:span><text:span text:style-name="T47">s</text:span><text:span text:style-name="T45"> that we use ten symbols.</text:span><text:span text:style-name="T47"> </text:span></text:p>
      <text:p text:style-name="P19"><text:span text:style-name="T17">Some computers today will still perform base ten computations for business computations, but this arithmetic </text:span><text:span text:style-name="T52">will be</text:span><text:span text:style-name="T17"> built up upon binary circuitr</text:span><text:span text:style-name="T52">y.</text:span><text:span text:style-name="T17"> </text:span><text:span text:style-name="T38">I</text:span><text:span text:style-name="T17">t is </text:span><text:span text:style-name="T38">much </text:span><text:span text:style-name="T17">more common for computers to </text:span><text:span text:style-name="T38">just </text:span><text:span text:style-name="T17">use binary </text:span><text:span text:style-name="T38">arithmetic in the first place.</text:span></text:p>
      <text:h text:style-name="P2" text:outline-level="1"><text:soft-page-break/>Binary</text:h>
      <text:p text:style-name="P18"><text:span text:style-name="T19">A </text:span><text:span text:style-name="T3">bit</text:span><text:span text:style-name="T19"> is</text:span><text:span text:style-name="T31"> </text:span><text:span text:style-name="T35">an abstract name for</text:span><text:span text:style-name="T19"> a state from a two state system. <text:s/></text:span><text:span text:style-name="T20">A </text:span><text:span text:style-name="T64">binary</text:span><text:span text:style-name="T20"> variable</text:span><text:span text:style-name="T22"> </text:span><text:span text:style-name="T38">is a variable that </text:span><text:span text:style-name="T20">may </text:span><text:span text:style-name="T38">be used to </text:span><text:span text:style-name="T33">unambiguously </text:span><text:span text:style-name="T22">hold</text:span><text:span text:style-name="T20"> </text:span><text:span text:style-name="T35">one bit</text:span><text:span text:style-name="T44">, and is not used for any other purpose</text:span><text:span text:style-name="T29">.</text:span><text:span text:style-name="T35"> <text:s/>Consider the</text:span><text:span text:style-name="T19"> example </text:span><text:span text:style-name="T35">of</text:span><text:span text:style-name="T19"> a light switch</text:span><text:span text:style-name="T37"> as a binary variable</text:span><text:span text:style-name="T19">. <text:s/>The switch may either be </text:span><text:span text:style-name="T3">on </text:span><text:span text:style-name="T19">or </text:span><text:span text:style-name="T3">off. <text:s/></text:span><text:span text:style-name="T19">Thus the switch is said to hold one bit of information. In logic we say that a bit may be </text:span><text:span text:style-name="T3">true</text:span><text:span text:style-name="T19"> or </text:span><text:span text:style-name="T3">false</text:span><text:span text:style-name="T19">. <text:s text:c="2"/>In binary arithmetic we say that a bit may be </text:span><text:span text:style-name="T18">0</text:span><text:span text:style-name="T19"> or </text:span><text:span text:style-name="T18">1 (zero or one).</text:span></text:p>
      <text:p text:style-name="P20"><text:span text:style-name="T18">W</text:span><text:span text:style-name="T17">e may interpret a vector of </text:span><text:span text:style-name="T1">n</text:span><text:span text:style-name="T17"> bits as a number by using this function:</text:span></text:p>
      <text:p text:style-name="P20"><text:span text:style-name="T17"><draw:frame draw:style-name="fr1" draw:name="Object5" text:anchor-type="as-char" svg:y="-0.2807in" svg:width="0.7543in" svg:height="0.4484in" draw:z-index="2"><draw:object xlink:href="./Object 5" xlink:type="simple" xlink:show="embed" xlink:actuate="onLoad"/><draw:image xlink:href="./ObjectReplacements/Object 5" xlink:type="simple" xlink:show="embed" xlink:actuate="onLoad"/><svg:desc>formula</svg:desc></draw:frame></text:span><text:span text:style-name="T27">; </text:span><text:span text:style-name="T6">gives meaning to a </text:span><text:span text:style-name="T1">binary</text:span><text:span text:style-name="T6"> place value represented number</text:span></text:p>
      <text:p text:style-name="P22"><text:span text:style-name="T18">J</text:span><text:span text:style-name="T17">ust as for vectors of digits we may drop the vector decorations on bit vectors to give us strings of bits. <text:s/>Just as for digital strings, we have two options for writing the string, <text:s/>the most conventional being most significant bit first, but it is also possible to write a bit string starting with the least significant bit.</text:span></text:p>
      <text:p text:style-name="P22"><text:span text:style-name="T17">As we count, say starting from zero, the length of a bit string will grow logarithmically in a discrete fashion, just as for digit strings. <text:s/>However, though both are logarithmic, binary strings will grow more than twice as fast. <text:s/>The expansion to a length two string will occur at two. <text:s/>Then to length three at four. <text:s/>Then to length four at eight. <text:s/>Hence, while counting the </text:span><text:span text:style-name="T62">bit</text:span><text:span text:style-name="T17"> string has already expanded to length four while the digit string is still at length 1. <text:s text:c="2"/>So as to make working with binary strings more convenient we group them. <text:s/></text:span></text:p>
      <text:p text:style-name="P22"><text:span text:style-name="T17">When we group them in threes, we will then be working in base 8. <text:s/>This is called octal. <text:s/>We use one of the symbols 0, 1, 2, <text:s/>... 7 for each vector component. <text:s text:c="2"/>Each one of the symbols recodes three bits. <text:s/></text:span></text:p>
      <table:table table:name="Table2" table:style-name="Table2">
        <table:table-column table:style-name="Table2.A"/>
        <table:table-column table:style-name="Table2.B"/>
        <table:table-row table:style-name="TableLine94640963008448">
          <table:table-cell table:style-name="Table2.A1" office:value-type="string">
            <text:p text:style-name="P4">octal</text:p>
          </table:table-cell>
          <table:table-cell table:style-name="Table2.A1" office:value-type="string">
            <text:p text:style-name="P4">binary</text:p>
          </table:table-cell>
        </table:table-row>
        <table:table-row table:style-name="TableLine94640963008448">
          <table:table-cell table:style-name="Table2.A1" office:value-type="string">
            <text:p text:style-name="P4">0</text:p>
          </table:table-cell>
          <table:table-cell table:style-name="Table2.A1" office:value-type="string">
            <text:p text:style-name="P4">000</text:p>
          </table:table-cell>
        </table:table-row>
        <table:table-row table:style-name="TableLine94640963008448">
          <table:table-cell table:style-name="Table2.A1" office:value-type="string">
            <text:p text:style-name="P4">1</text:p>
          </table:table-cell>
          <table:table-cell table:style-name="Table2.A1" office:value-type="string">
            <text:p text:style-name="P4">001</text:p>
          </table:table-cell>
        </table:table-row>
        <table:table-row table:style-name="TableLine94640963008448">
          <table:table-cell table:style-name="Table2.A1" office:value-type="string">
            <text:p text:style-name="P4">2</text:p>
          </table:table-cell>
          <table:table-cell table:style-name="Table2.A1" office:value-type="string">
            <text:p text:style-name="P4">010</text:p>
          </table:table-cell>
        </table:table-row>
        <table:table-row table:style-name="TableLine94640963008448">
          <table:table-cell table:style-name="Table2.A1" office:value-type="string">
            <text:p text:style-name="P4">3</text:p>
          </table:table-cell>
          <table:table-cell table:style-name="Table2.A1" office:value-type="string">
            <text:p text:style-name="P4">011</text:p>
          </table:table-cell>
        </table:table-row>
        <table:table-row table:style-name="TableLine94640963008448">
          <table:table-cell table:style-name="Table2.A1" office:value-type="string">
            <text:p text:style-name="P4">4</text:p>
          </table:table-cell>
          <table:table-cell table:style-name="Table2.A1" office:value-type="string">
            <text:p text:style-name="P4">100</text:p>
          </table:table-cell>
        </table:table-row>
        <table:table-row table:style-name="TableLine94640963008448">
          <table:table-cell table:style-name="Table2.A1" office:value-type="string">
            <text:p text:style-name="P4">5</text:p>
          </table:table-cell>
          <table:table-cell table:style-name="Table2.A1" office:value-type="string">
            <text:p text:style-name="P4">101</text:p>
          </table:table-cell>
        </table:table-row>
        <table:table-row table:style-name="TableLine94640963008448">
          <table:table-cell table:style-name="Table2.A1" office:value-type="string">
            <text:p text:style-name="P4">6</text:p>
          </table:table-cell>
          <table:table-cell table:style-name="Table2.A1" office:value-type="string">
            <text:p text:style-name="P4">110</text:p>
          </table:table-cell>
        </table:table-row>
        <table:table-row table:style-name="TableLine94640963008448">
          <table:table-cell table:style-name="Table2.A1" office:value-type="string">
            <text:p text:style-name="P4">7</text:p>
          </table:table-cell>
          <table:table-cell table:style-name="Table2.A1" office:value-type="string">
            <text:p text:style-name="P4">111</text:p>
          </table:table-cell>
        </table:table-row>
      </table:table>
      <text:p text:style-name="P22"><text:span text:style-name="T17"/></text:p>
      <text:p text:style-name="P23"><text:span text:style-name="T17">In the 1960s it was not uncommon to find computer panels with switches and lights organized in threes, and for coding forms then to use octal. <text:s/>However, today almost all documents that must show bit strings will group bits into 4s. <text:s/>This is the hexadecimal system. <text:s/>It has 16 base symbols. <text:s/>After reaching 9, we just use letters, <text:s text:c="2"/>so it goes 0, 1, <text:s/>2, ... 8, 9, a, b, c, d, e, f. <text:s text:c="2"/>It could be worse. <text:s/>The ancient Mesopotamians <text:s/>used base 60, and had no zero. <text:s/>For zero they just left a space. <text:s/>Well actually it does get worse.</text:span></text:p>
      <text:h text:style-name="P3" text:outline-level="1"><text:soft-page-break/><text:span text:style-name="T17">Revenge of the Scribes</text:span></text:h>
      <text:p text:style-name="P26"><text:span text:style-name="T34">A</text:span><text:span text:style-name="T17"> computer memory is a large bit vector. <text:s/>Something like this:</text:span></text:p>
      <text:p text:style-name="P26"><text:span text:style-name="T17"><text:s/><text:line-break/>012345678901234<text:line-break/>0101010010101010010101000110101010101010111101010101010101010101010101101010101</text:span></text:p>
      <text:p text:style-name="P24"><text:span text:style-name="T34"/></text:p>
      <text:p text:style-name="P24"><text:span text:style-name="T34">Internally all modern computers the smallest addressable unit is </text:span><text:span text:style-name="T43">an</text:span><text:span text:style-name="T34"> 8 bit</text:span><text:span text:style-name="T43"> vector</text:span><text:span text:style-name="T34">. <text:s/>Recently with the advent of utf8 people have started calling </text:span><text:span text:style-name="T63">such bit vectors</text:span><text:span text:style-name="T34"> </text:span><text:span text:style-name="T10">octets</text:span><text:span text:style-name="T34">. <text:s/></text:span></text:p>
      <text:p text:style-name="P26"><text:span text:style-name="T43">0</text:span><text:span text:style-name="T17"> 1 2 3 4 </text:span></text:p>
      <text:p text:style-name="P24"><text:span text:style-name="T34"/></text:p>
      <text:p text:style-name="P24"><text:span text:style-name="T34"/></text:p>
      <text:p text:style-name="P24"><text:span text:style-name="T34">The older name is <text:s/></text:span><text:span text:style-name="T10">byte</text:span><text:span text:style-name="T34">. <text:s/></text:span><text:span text:style-name="T43">When reading from memory the computer is cast in the role of the scribe. <text:s/></text:span></text:p>
      <text:p text:style-name="P24"><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1ca26"/>
    </style:style>
    <style:page-layout style:name="Mpm1">
      <style:page-layout-properties fo:page-width="8.2701in" fo:page-height="11.6902in" style:num-format="1" style:print-orientation="portrait" fo:margin-top="0.7874in" fo:margin-bottom="0.7874in" fo:margin-left="1.0098in" fo:margin-right="1.0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span text:style-name="MT1">/</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1-27T22:25:55.194143293</dc:date>
    <dc:creator>Thomas </dc:creator>
    <meta:editing-duration>PT1H12M24S</meta:editing-duration>
    <meta:editing-cycles>17</meta:editing-cycles>
    <meta:generator>LibreOffice/7.0.6.2$Linux_X86_64 LibreOffice_project/00$Build-2</meta:generator>
    <meta:document-statistic meta:table-count="1" meta:image-count="0" meta:object-count="3" meta:page-count="5" meta:paragraph-count="58" meta:word-count="2050" meta:character-count="11667" meta:non-whitespace-character-count="9541"/>
  </office:meta>
</office:document-meta>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en</mi>
        <mi>i</mi>
      </msup>
    </mrow>
    <annotation encoding="StarMath 5.0">sum from{i=0} to{n}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